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09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38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77.3729(7.2909)</text:p>
          </table:table-cell>
          <table:table-cell office:value-type="string" calcext:value-type="string">
            <text:p>185.4(6.2)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67.6531(7.4617)</text:p>
          </table:table-cell>
          <table:table-cell office:value-type="string" calcext:value-type="string">
            <text:p>175.4(6.4)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string" calcext:value-type="string">
            <text:p>151.0315(6.4834)</text:p>
          </table:table-cell>
          <table:table-cell office:value-type="string" calcext:value-type="string">
            <text:p>157.3(4.1)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string" calcext:value-type="string">
            <text:p>129.8475(12.3909)</text:p>
          </table:table-cell>
          <table:table-cell office:value-type="string" calcext:value-type="string">
            <text:p>126.4(10.4)</text:p>
          </table:table-cell>
        </table:table-row>
        <table:table-row table:style-name="ro1">
          <table:table-cell office:value-type="string" calcext:value-type="string">
            <text:p>C12 </text:p>
          </table:table-cell>
          <table:table-cell office:value-type="string" calcext:value-type="string">
            <text:p>105.4143(8.2421)</text:p>
          </table:table-cell>
          <table:table-cell office:value-type="string" calcext:value-type="string">
            <text:p>108.7(7.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21:20:41.628350579</meta:creation-date>
    <dc:date>2020-05-07T21:29:06.567875901</dc:date>
    <meta:editing-duration>PT8M25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